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248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85cm" svg:height="7.239cm" svg:x="3.159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541cm" svg:height="2.921cm" svg:x="1.635cm" svg:y="3.41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9cm" svg:y1="8.112cm" svg:x2="10.169cm" svg:y2="8.112cm">
          <text:p/>
        </draw:line>
        <draw:custom-shape draw:style-name="gr4" draw:text-style-name="P1" draw:layer="layout" svg:width="4.191cm" svg:height="3.683cm" svg:x="4.429cm" svg:y="6.20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8cm" svg:height="1.778cm" svg:x="3.921cm" svg:y="5.5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29cm" svg:y1="8.42cm" svg:x2="8.62cm" svg:y2="8.42cm">
          <text:p/>
        </draw:line>
        <draw:frame draw:style-name="gr6" draw:text-style-name="P2" draw:layer="layout" svg:width="5.842cm" svg:height="1.979cm" svg:x="3.667cm" svg:y="10.551cm">
          <draw:text-box>
            <text:p text:style-name="P1"><text:span text:style-name="T1">Mélange à -3°C</text:span></text:p>
          </draw:text-box>
        </draw:frame>
        <draw:line draw:style-name="gr3" draw:text-style-name="P1" draw:layer="layout" svg:x1="6.334cm" svg:y1="8.874cm" svg:x2="11.922cm" svg:y2="6.08cm">
          <text:p/>
        </draw:line>
        <draw:line draw:style-name="gr3" draw:text-style-name="P1" draw:layer="layout" svg:x1="8.334cm" svg:y1="11.874cm" svg:x2="13.922cm" svg:y2="9.08cm">
          <text:p/>
        </draw:line>
        <draw:frame draw:style-name="gr7" draw:text-style-name="P3" draw:layer="layout" svg:width="6.604cm" svg:height="1.115cm" svg:x="12.049cm" svg:y="5.191cm">
          <draw:text-box>
            <text:p text:style-name="P3"><text:span text:style-name="T1">Eau + framboise</text:span></text:p>
          </draw:text-box>
        </draw:frame>
        <draw:frame draw:style-name="gr8" draw:text-style-name="P3" draw:layer="layout" svg:width="9.033cm" svg:height="1.651cm" svg:x="10.717cm" svg:y="8.012cm">
          <draw:text-box>
            <text:p><text:span text:style-name="T1">Eau salée + glace salée</text:span></text:p>
          </draw:text-box>
        </draw:frame>
        <draw:line draw:style-name="gr3" draw:text-style-name="P1" draw:layer="layout" svg:x1="6.334cm" svg:y1="8.874cm" svg:x2="11.922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2T09:03:37.41</meta:creation-date>
    <dc:date>2012-04-02T09:11:44.12</dc:date>
    <meta:editing-duration>PT8M6S</meta:editing-duration>
    <meta:editing-cycles>1</meta:editing-cycles>
    <meta:document-statistic meta:object-count="12"/>
    <meta:generator>LibreOffice/3.4$Win32 LibreOffice_project/340m1$Build-203</meta:generator>
  </office:meta>
</office:document-meta>
</file>